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fill-color="#3399ff" draw:textarea-vertical-align="middle" draw:fit-to-size="false" fo:wrap-option="no-wrap"/>
    </style:style>
    <style:style style:name="gr2" style:family="graphic" style:parent-style-name="standard" style:list-style-name="L2">
      <style:graphic-properties draw:fill-color="#3399ff" draw:textarea-vertical-align="middle" draw:fit-to-size="false" fo:wrap-option="no-wrap"/>
    </style:style>
    <style:style style:name="gr3" style:family="graphic" style:parent-style-name="standard" style:list-style-name="L2">
      <style:graphic-properties draw:fill-color="#cfe7e5" draw:textarea-vertical-align="middle" draw:fit-to-size="false" fo:wrap-option="no-wrap"/>
    </style:style>
    <style:style style:name="gr4" style:family="graphic" style:parent-style-name="objectwithoutfill">
      <style:graphic-properties draw:marker-end="Arrow" draw:marker-end-width="0.20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style:punctuation-wrap="hanging" style:line-break="strict" style:writing-mode="lr-tb"/>
      <style:text-properties fo:color="#000000" style:font-name="Arimo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2" style:family="paragraph">
      <style:paragraph-properties fo:text-align="center" style:punctuation-wrap="hanging" style:line-break="strict" style:writing-mode="lr-tb"/>
      <style:text-properties fo:color="#000000" style:font-name="Arial" fo:font-size="10pt" fo:font-weight="bold" style:font-name-asian="Arial" style:font-size-asian="10pt" style:font-name-complex="Arial" style:font-size-complex="10pt"/>
    </style:style>
    <style:style style:name="P3" style:family="paragraph">
      <style:paragraph-properties fo:text-align="center"/>
    </style:style>
    <style:style style:name="P4" style:family="paragraph">
      <style:text-properties style:font-name="Arimo" fo:font-size="8pt" style:font-size-asian="8pt" style:font-size-complex="8pt"/>
    </style:style>
    <style:style style:name="P5" style:family="paragraph">
      <style:paragraph-properties fo:text-align="center"/>
      <style:text-properties style:font-name="Arimo" fo:font-size="10pt" style:font-size-asian="10pt" style:font-size-complex="10pt"/>
    </style:style>
    <style:style style:name="T1" style:family="text">
      <style:text-properties style:font-name="Arimo" fo:font-size="8pt" style:font-size-asian="8pt" style:font-size-complex="8pt"/>
    </style:style>
    <style:style style:name="T2" style:family="text">
      <style:text-properties style:font-name="Arim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3.905cm" svg:height="1.386cm" draw:transform="skewX (-0.0202458193231342) rotate (0.00279252680319093) translate (5.656cm 1.79cm)">
          <text:p/>
        </draw:rect>
        <draw:rect draw:style-name="gr2" draw:text-style-name="P1" xml:id="id3" draw:id="id3" draw:layer="layout" svg:width="3.905cm" svg:height="1.386cm" draw:transform="skewX (-0.0202458193231342) rotate (0.00279252680319093) translate (5.732cm 7.768cm)">
          <text:p/>
        </draw:rect>
        <draw:rect draw:style-name="gr3" draw:text-style-name="P2" xml:id="id2" draw:id="id2" draw:layer="layout" svg:width="3.905cm" svg:height="1.386cm" draw:transform="skewX (-0.0202458193231342) rotate (0.00279252680319093) translate (5.69cm 4.776cm)">
          <text:p/>
        </draw:rect>
        <draw:connector draw:style-name="gr4" draw:text-style-name="P3" draw:layer="layout" draw:type="line" svg:x1="7.596cm" svg:y1="1cm" svg:x2="7.608cm" svg:y2="1.785cm" draw:end-shape="id1" draw:end-glue-point="0" svg:d="M7596 1000l12 785" svg:viewBox="0 0 13 786">
          <text:p/>
        </draw:connector>
        <draw:connector draw:style-name="gr4" draw:text-style-name="P3" draw:layer="layout" draw:type="line" svg:x1="7.64cm" svg:y1="3.17cm" svg:x2="7.642cm" svg:y2="4.771cm" draw:start-shape="id1" draw:end-shape="id2" draw:end-glue-point="0" svg:d="M7640 3170l2 1601" svg:viewBox="0 0 3 1602">
          <text:p/>
        </draw:connector>
        <draw:connector draw:style-name="gr4" draw:text-style-name="P3" draw:layer="layout" draw:type="line" svg:x1="7.674cm" svg:y1="6.156cm" svg:x2="7.684cm" svg:y2="7.763cm" draw:start-shape="id2" draw:start-glue-point="2" draw:end-shape="id3" draw:end-glue-point="0" svg:d="M7674 6156l10 1607" svg:viewBox="0 0 11 1608">
          <text:p/>
        </draw:connector>
        <draw:frame draw:style-name="gr5" draw:text-style-name="P4" draw:layer="layout" svg:width="4.13cm" svg:height="0.895cm" svg:x="7.634cm" svg:y="3.494cm">
          <draw:text-box>
            <text:p><text:span text:style-name="T1">Public, Member Confidential,</text:span><text:span text:style-name="T1"><text:line-break/></text:span><text:span text:style-name="T1">Work Group Confidential</text:span></text:p>
          </draw:text-box>
        </draw:frame>
        <draw:frame draw:style-name="gr5" draw:text-style-name="P4" draw:layer="layout" svg:width="4.13cm" svg:height="0.895cm" svg:x="7.634cm" svg:y="6.495cm">
          <draw:text-box>
            <text:p><text:span text:style-name="T1">Public, Member Confidential,</text:span><text:span text:style-name="T1"><text:line-break/></text:span><text:span text:style-name="T1">Work Group Confidential</text:span></text:p>
          </draw:text-box>
        </draw:frame>
        <draw:frame draw:style-name="gr5" draw:text-style-name="P5" draw:layer="layout" svg:width="3.228cm" svg:height="1.047cm" svg:x="6.005cm" svg:y="1.965cm">
          <draw:text-box>
            <text:p text:style-name="P3"><text:span text:style-name="T2">Work Group Note</text:span></text:p>
            <text:p text:style-name="P3"><text:span text:style-name="T2">Draft</text:span></text:p>
          </draw:text-box>
        </draw:frame>
        <draw:frame draw:style-name="gr5" draw:text-style-name="P5" draw:layer="layout" svg:width="3.228cm" svg:height="1.047cm" svg:x="6.029cm" svg:y="4.95cm">
          <draw:text-box>
            <text:p text:style-name="P3"><text:span text:style-name="T2">Work Group Note</text:span></text:p>
            <text:p text:style-name="P3"><text:span text:style-name="T2">Review Draft</text:span></text:p>
          </draw:text-box>
        </draw:frame>
        <draw:frame draw:style-name="gr5" draw:text-style-name="P5" draw:layer="layout" svg:width="3.228cm" svg:height="0.649cm" svg:x="6.065cm" svg:y="8.127cm">
          <draw:text-box>
            <text:p text:style-name="P3"><text:span text:style-name="T2">Work Group No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ff Scheel</meta:initial-creator>
    <meta:creation-date>2015-06-08T15:10:01.273771133</meta:creation-date>
    <dc:date>2016-03-07T10:13:47.575734703</dc:date>
    <dc:creator>Jeff Scheel</dc:creator>
    <meta:editing-duration>PT2H29M53S</meta:editing-duration>
    <meta:editing-cycles>13</meta:editing-cycles>
    <meta:generator>LibreOffice/4.2.8.2$Linux_X86_64 LibreOffice_project/420m0$Build-2</meta:generator>
    <meta:document-statistic meta:object-count="11"/>
  </office:meta>
</office:document-meta>
</file>